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Heading_20_1">
      <style:text-properties officeooo:rsid="000656a6" officeooo:paragraph-rsid="000656a6"/>
    </style:style>
    <style:style style:name="P14" style:family="paragraph" style:parent-style-name="Heading_20_1">
      <style:text-properties officeooo:rsid="000af8ac" officeooo:paragraph-rsid="000af8ac"/>
    </style:style>
    <style:style style:name="P15" style:family="paragraph" style:parent-style-name="Heading_20_1">
      <style:text-properties officeooo:rsid="0010c557" officeooo:paragraph-rsid="0010c557"/>
    </style:style>
    <style:style style:name="P16" style:family="paragraph" style:parent-style-name="Heading_20_1">
      <style:text-properties officeooo:rsid="0013cc09" officeooo:paragraph-rsid="0013cc09"/>
    </style:style>
    <style:style style:name="P17" style:family="paragraph" style:parent-style-name="Heading_20_1">
      <style:text-properties officeooo:rsid="0016718e" officeooo:paragraph-rsid="0016718e"/>
    </style:style>
    <style:style style:name="P18" style:family="paragraph" style:parent-style-name="Standard">
      <style:text-properties officeooo:rsid="00061453" officeooo:paragraph-rsid="00061453"/>
    </style:style>
    <style:style style:name="P19" style:family="paragraph" style:parent-style-name="Standard">
      <style:text-properties officeooo:rsid="000656a6" officeooo:paragraph-rsid="000656a6"/>
    </style:style>
    <style:style style:name="P20" style:family="paragraph" style:parent-style-name="Standard">
      <style:text-properties officeooo:rsid="00099deb" officeooo:paragraph-rsid="00099deb"/>
    </style:style>
    <style:style style:name="P21" style:family="paragraph" style:parent-style-name="Standard">
      <style:text-properties officeooo:rsid="000af8ac" officeooo:paragraph-rsid="000af8ac"/>
    </style:style>
    <style:style style:name="P22" style:family="paragraph" style:parent-style-name="Standard">
      <style:text-properties officeooo:rsid="000c5d7d" officeooo:paragraph-rsid="000c5d7d"/>
    </style:style>
    <style:style style:name="P23" style:family="paragraph" style:parent-style-name="Standard">
      <style:text-properties officeooo:rsid="000dcd8a" officeooo:paragraph-rsid="000dcd8a"/>
    </style:style>
    <style:style style:name="P24" style:family="paragraph" style:parent-style-name="Standard">
      <style:text-properties officeooo:rsid="000fbe18" officeooo:paragraph-rsid="000fbe18"/>
    </style:style>
    <style:style style:name="P25" style:family="paragraph" style:parent-style-name="Standard">
      <style:text-properties officeooo:rsid="0010c557" officeooo:paragraph-rsid="0010c557"/>
    </style:style>
    <style:style style:name="P26" style:family="paragraph" style:parent-style-name="Standard">
      <style:text-properties officeooo:rsid="00123e14" officeooo:paragraph-rsid="00123e14"/>
    </style:style>
    <style:style style:name="P27" style:family="paragraph" style:parent-style-name="Standard">
      <style:text-properties officeooo:rsid="00133134" officeooo:paragraph-rsid="00133134"/>
    </style:style>
    <style:style style:name="P28" style:family="paragraph" style:parent-style-name="Standard">
      <style:text-properties officeooo:rsid="0013cc09" officeooo:paragraph-rsid="0013cc09"/>
    </style:style>
    <style:style style:name="P29" style:family="paragraph" style:parent-style-name="Standard">
      <style:text-properties officeooo:rsid="0013e9da" officeooo:paragraph-rsid="0013e9da"/>
    </style:style>
    <style:style style:name="P30" style:family="paragraph" style:parent-style-name="Standard">
      <style:text-properties officeooo:rsid="0014bb6b" officeooo:paragraph-rsid="0014bb6b"/>
    </style:style>
    <style:style style:name="P31" style:family="paragraph" style:parent-style-name="Standard">
      <style:text-properties officeooo:rsid="0016718e" officeooo:paragraph-rsid="0016718e"/>
    </style:style>
    <style:style style:name="P32" style:family="paragraph" style:parent-style-name="Standard">
      <style:text-properties officeooo:rsid="001702dd" officeooo:paragraph-rsid="001702dd"/>
    </style:style>
    <style:style style:name="P33" style:family="paragraph" style:parent-style-name="Standard">
      <style:text-properties officeooo:rsid="00170ba5" officeooo:paragraph-rsid="00170b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Identifying triangle relationships</text:h>
      <text:p text:style-name="Text_20_body">Now that you've learned about cliques, it's time to try leveraging what you know to find structures in a network. Triangles are what you'll go for first. We may be interested in triangles because they're the simplest complex clique. Let's write a few functions; these exercises will bring you through the fundamental logic behind network algorithms.</text:p>
      <text:p text:style-name="Text_20_body">In the Twitter network, each node has an <text:span text:style-name="Source_20_Text">'occupation'</text:span> label associated with it, in which the Twitter user's work occupation is divided into <text:span text:style-name="Source_20_Text">celebrity</text:span>, <text:span text:style-name="Source_20_Text">politician</text:span> and <text:span text:style-name="Source_20_Text">scientist</text:span>. One potential application of triangle-finding algorithms is to find out whether users that have similar occupations are more likely to be in a clique with one another.</text:p>
      <text:h text:style-name="Heading_20_5" text:outline-level="5">Instructions</text:h>
      <text:p text:style-name="Text_20_body">100xp</text:p>
      <text:h text:style-name="Heading_20_5" text:outline-level="5">Instructions</text:h>
      <text:p text:style-name="Text_20_body">100xp</text:p>
      <text:list xml:id="list4583360779869863683" text:style-name="L1">
        <text:list-item>
          <text:p text:style-name="P7">Import <text:span text:style-name="Source_20_Text">combinations</text:span> from <text:span text:style-name="Source_20_Text">itertools</text:span>. </text:p>
        </text:list-item>
        <text:list-item>
          <text:p text:style-name="P7">Write a function <text:span text:style-name="Source_20_Text">is_in_triangle()</text:span> that has two parameters - <text:span text:style-name="Source_20_Text">G</text:span> and <text:span text:style-name="Source_20_Text">n</text:span> - and checks whether a given node is in a triangle relationship or not.</text:p>
          <text:list>
            <text:list-item>
              <text:p text:style-name="P7"><text:span text:style-name="Source_20_Text">combinations(iterable, n)</text:span> returns combinations of size <text:span text:style-name="Source_20_Text">n</text:span> from <text:span text:style-name="Source_20_Text">iterable</text:span>. This will be useful here, as you want combinations of size <text:span text:style-name="Source_20_Text">2</text:span> from <text:span text:style-name="Source_20_Text">G.neighbors(n)</text:span>. </text:p>
            </text:list-item>
            <text:list-item>
              <text:p text:style-name="P1">To check whether an edge exists between two nodes, use the <text:span text:style-name="Source_20_Text">.has_edge(node1, node2)</text:span> method. If an edge exists, then the given node is in a triangle relationship, and you should return <text:span text:style-name="Source_20_Text">True</text:span>.</text:p>
            </text:list-item>
          </text:list>
        </text:list-item>
      </text:list>
      <text:p text:style-name="P18">SOLUTIONS</text:p>
      <text:p text:style-name="P18">&gt;</text:p>
      <text:p text:style-name="P19">from itertools import combinations</text:p>
      <text:p text:style-name="P19"/>
      <text:p text:style-name="P19"># Define is_in_triangle() </text:p>
      <text:p text:style-name="P19">def is_in_triangle(G, n):</text:p>
      <text:p text:style-name="P19"><text:s text:c="4"/>"""</text:p>
      <text:p text:style-name="P19"><text:s text:c="4"/>Checks whether a node `n` in graph `G` is in a triangle relationship or not. </text:p>
      <text:p text:style-name="P19"><text:s text:c="4"/></text:p>
      <text:p text:style-name="P19"><text:s text:c="4"/>Returns a boolean.</text:p>
      <text:p text:style-name="P19"><text:s text:c="4"/>"""</text:p>
      <text:p text:style-name="P19"><text:s text:c="4"/>in_triangle = False</text:p>
      <text:p text:style-name="P19"><text:s text:c="4"/></text:p>
      <text:p text:style-name="P19"><text:s text:c="4"/># Iterate over all possible triangle relationship combinations</text:p>
      <text:p text:style-name="P19"><text:s text:c="4"/>for n1, n2 in combinations(G.neighbors(n), 2):</text:p>
      <text:p text:style-name="P19"><text:s text:c="4"/></text:p>
      <text:p text:style-name="P19"><text:s text:c="8"/># Check if an edge exists between n1 and n2</text:p>
      <text:p text:style-name="P19"><text:s text:c="8"/>if G.has_edge(n1, n2):</text:p>
      <text:p text:style-name="P19"><text:s text:c="12"/>in_triangle = True</text:p>
      <text:p text:style-name="P19"><text:soft-page-break/><text:s text:c="12"/>break</text:p>
      <text:p text:style-name="P19"><text:s text:c="4"/>return in_triangle</text:p>
      <text:p text:style-name="P19">&gt;&gt;&gt;&gt;&gt;&gt;&gt;&gt;&gt;&gt;&gt;&gt;&gt;&gt;&gt;&gt;&gt;&gt;&gt;&gt;&gt;&gt;&gt;&gt;&gt;&gt;&gt;&gt;&gt;&gt;&gt;&gt;&gt;&gt;&gt;&gt;&gt;&gt;&gt;&gt;&gt;&gt;&gt;&gt;&gt;&gt;&gt;&gt;&gt;&gt;&gt;&gt;&gt;&gt;&gt;&gt;&gt;&gt;&gt;&gt;</text:p>
      <text:p text:style-name="P19"/>
      <text:h text:style-name="P13" text:outline-level="1">Finding nodes involved in triangles</text:h>
      <text:p text:style-name="Text_20_body">NetworkX provides an API for counting the number of triangles that every node is involved in: <text:span text:style-name="Source_20_Text">nx.triangles(G)</text:span>. It returns a dictionary of nodes as the keys and number of triangles as the values. Your job in this exercise is to modify the function defined earlier to extract all of the nodes involved in a triangle relationship with a given node.</text:p>
      <text:h text:style-name="Heading_20_5" text:outline-level="5">Instructions</text:h>
      <text:p text:style-name="Text_20_body">100xp</text:p>
      <text:h text:style-name="Heading_20_5" text:outline-level="5">Instructions</text:h>
      <text:p text:style-name="Text_20_body">100xp</text:p>
      <text:list xml:id="list7628617870474299381" text:style-name="L2">
        <text:list-item>
          <text:p text:style-name="P8">Write a function <text:span text:style-name="Source_20_Text">nodes_in_triangle()</text:span> that has two parameters - <text:span text:style-name="Source_20_Text">G</text:span> and <text:span text:style-name="Source_20_Text">n</text:span> - and identifies all nodes in a triangle relationship with a given node.</text:p>
          <text:list>
            <text:list-item>
              <text:p text:style-name="P8">In the <text:span text:style-name="Source_20_Text">for</text:span> loop, iterate over all possible triangle relationship combinations. </text:p>
            </text:list-item>
            <text:list-item>
              <text:p text:style-name="P8">Check whether the nodes <text:span text:style-name="Source_20_Text">n1</text:span> and <text:span text:style-name="Source_20_Text">n2</text:span> have an edge between them. If they do, add both nodes to the set <text:span text:style-name="Source_20_Text">triangle_nodes</text:span>.</text:p>
            </text:list-item>
          </text:list>
        </text:list-item>
        <text:list-item>
          <text:p text:style-name="P2">Use your function in an <text:span text:style-name="Source_20_Text">assert</text:span> statement to check that the number of nodes involved in a triangle relationship with node <text:span text:style-name="Source_20_Text">1</text:span> of graph <text:span text:style-name="Source_20_Text">T</text:span> is equal to <text:span text:style-name="Source_20_Text">35</text:span>. </text:p>
        </text:list-item>
      </text:list>
      <text:p text:style-name="P20">SOLUTIONS&gt;</text:p>
      <text:p text:style-name="P23">from itertools import combinations</text:p>
      <text:p text:style-name="P23"/>
      <text:p text:style-name="P23"># Write a function that identifies all nodes in a triangle relationship with a given node.</text:p>
      <text:p text:style-name="P23">def nodes_in_triangle(G, n):</text:p>
      <text:p text:style-name="P23"><text:s text:c="4"/>"""</text:p>
      <text:p text:style-name="P23"><text:s text:c="4"/>Returns the nodes in a graph `G` that are involved in a triangle relationship with the node `n`.</text:p>
      <text:p text:style-name="P23"><text:s text:c="4"/>"""</text:p>
      <text:p text:style-name="P23"><text:s text:c="4"/>triangle_nodes = set([n])</text:p>
      <text:p text:style-name="P23"><text:s text:c="4"/></text:p>
      <text:p text:style-name="P23"><text:s text:c="4"/># Iterate over all possible triangle relationship combinations</text:p>
      <text:p text:style-name="P23"><text:s text:c="4"/>for n1, n2 in combinations(G.neighbors(n), 2):</text:p>
      <text:p text:style-name="P23"><text:s text:c="4"/></text:p>
      <text:p text:style-name="P23"><text:s text:c="8"/># Check if n1 and n2 have an edge between them</text:p>
      <text:p text:style-name="P23"><text:s text:c="8"/>if G.has_edge(n1, n2):</text:p>
      <text:p text:style-name="P23"><text:s text:c="8"/></text:p>
      <text:p text:style-name="P23"><text:s text:c="12"/># Add n1 to triangle_nodes</text:p>
      <text:p text:style-name="P23"><text:s text:c="12"/>triangle_nodes.add(n1)</text:p>
      <text:p text:style-name="P23"><text:s text:c="12"/></text:p>
      <text:p text:style-name="P23"><text:s text:c="12"/># Add n2 to triangle_nodes</text:p>
      <text:p text:style-name="P23"><text:s text:c="12"/>triangle_nodes.add(n2)</text:p>
      <text:p text:style-name="P23"><text:s text:c="12"/></text:p>
      <text:p text:style-name="P23"><text:s text:c="4"/>return triangle_nodes</text:p>
      <text:p text:style-name="P23"><text:s text:c="4"/></text:p>
      <text:p text:style-name="P23"><text:soft-page-break/># Write the assertion statement</text:p>
      <text:p text:style-name="P23">assert len(nodes_in_triangle(T, 1)) == 35</text:p>
      <text:p text:style-name="P20"><text:s text:c="4"/></text:p>
      <text:p text:style-name="P20"/>
      <text:p text:style-name="P21">&gt;&gt;&gt;&gt;&gt;&gt;&gt;&gt;&gt;&gt;&gt;&gt;&gt;&gt;&gt;&gt;&gt;&gt;&gt;&gt;&gt;&gt;&gt;&gt;&gt;&gt;&gt;&gt;&gt;&gt;&gt;&gt;&gt;&gt;&gt;&gt;&gt;&gt;&gt;&gt;&gt;&gt;&gt;&gt;&gt;&gt;&gt;&gt;&gt;&gt;&gt;&gt;&gt;&gt;&gt;&gt;&gt;&gt;&gt;&gt;&gt;</text:p>
      <text:p text:style-name="P21"/>
      <text:h text:style-name="P14" text:outline-level="1">Finding open triangles</text:h>
      <text:p text:style-name="Text_20_body">Let us now move on to finding open triangles! Recall that they form the basis of friend recommendation systems; if "A" knows "B" and "A" knows "C", then it's probable that "B" also knows "C".</text:p>
      <text:h text:style-name="Heading_20_5" text:outline-level="5">Instructions</text:h>
      <text:p text:style-name="Text_20_body">100xp</text:p>
      <text:list xml:id="list6414502906795545554" text:style-name="L3">
        <text:list-item>
          <text:p text:style-name="P9">Write a function <text:span text:style-name="Source_20_Text">node_in_open_triangle()</text:span> that has two parameters - <text:span text:style-name="Source_20_Text">G</text:span> and <text:span text:style-name="Source_20_Text">n</text:span> - and identifies whether a node is present in an open triangle with its neighbors.</text:p>
          <text:list>
            <text:list-item>
              <text:p text:style-name="P9">In the <text:span text:style-name="Source_20_Text">for</text:span> loop, iterate over all possible triangle relationship combinations. </text:p>
            </text:list-item>
            <text:list-item>
              <text:p text:style-name="P9">If the nodes <text:span text:style-name="Source_20_Text">n1</text:span> and <text:span text:style-name="Source_20_Text">n2</text:span> do <text:span text:style-name="Emphasis">not</text:span> have an edge between them, set <text:span text:style-name="Source_20_Text">in_open_triangle</text:span> to <text:span text:style-name="Source_20_Text">True</text:span>, break out from the <text:span text:style-name="Source_20_Text">if</text:span> statement and return <text:span text:style-name="Source_20_Text">in_open_triangle</text:span>.</text:p>
            </text:list-item>
          </text:list>
        </text:list-item>
        <text:list-item>
          <text:p text:style-name="P9">Use this function to count the number of open triangles that exist in <text:span text:style-name="Source_20_Text">T</text:span>.</text:p>
          <text:list>
            <text:list-item>
              <text:p text:style-name="P9">In the <text:span text:style-name="Source_20_Text">for</text:span> loop, iterate over all the nodes in <text:span text:style-name="Source_20_Text">T</text:span>. </text:p>
            </text:list-item>
            <text:list-item>
              <text:p text:style-name="P3">If the current node <text:span text:style-name="Source_20_Text">n</text:span> is in an open triangle, increment <text:span text:style-name="Source_20_Text">num_open_triangles</text:span>.</text:p>
            </text:list-item>
          </text:list>
        </text:list-item>
      </text:list>
      <text:p text:style-name="P24">SOLUTIONS&gt;</text:p>
      <text:p text:style-name="P25">from itertools import combinations</text:p>
      <text:p text:style-name="P25"/>
      <text:p text:style-name="P25"># Define node_in_open_triangle()</text:p>
      <text:p text:style-name="P25">def node_in_open_triangle(G, n):</text:p>
      <text:p text:style-name="P25"><text:s text:c="4"/>"""</text:p>
      <text:p text:style-name="P25"><text:s text:c="4"/>Checks whether pairs of neighbors of node `n` in graph `G` are in an 'open triangle' relationship with node `n`.</text:p>
      <text:p text:style-name="P25"><text:s text:c="4"/>"""</text:p>
      <text:p text:style-name="P25"><text:s text:c="4"/>in_open_triangle = False</text:p>
      <text:p text:style-name="P25"><text:s text:c="4"/></text:p>
      <text:p text:style-name="P25"><text:s text:c="4"/># Iterate over all possible triangle relationship combinations</text:p>
      <text:p text:style-name="P25"><text:s text:c="4"/>for n1, n2 in combinations(G.neighbors(n), 2):</text:p>
      <text:p text:style-name="P25"><text:s text:c="4"/></text:p>
      <text:p text:style-name="P25"><text:s text:c="8"/># Check if n1 and n2 do NOT have an edge between them</text:p>
      <text:p text:style-name="P25"><text:s text:c="8"/>if not G.has_edge(n1, n2):</text:p>
      <text:p text:style-name="P25"><text:s text:c="8"/></text:p>
      <text:p text:style-name="P25"><text:s text:c="12"/>in_open_triangle = True</text:p>
      <text:p text:style-name="P25"><text:s text:c="12"/></text:p>
      <text:p text:style-name="P25"><text:s text:c="12"/>break</text:p>
      <text:p text:style-name="P25"><text:s text:c="12"/></text:p>
      <text:p text:style-name="P25"><text:s text:c="4"/>return in_open_triangle</text:p>
      <text:p text:style-name="P25"/>
      <text:p text:style-name="P25"># Compute the number of open triangles in T</text:p>
      <text:p text:style-name="P25"><text:soft-page-break/>num_open_triangles = 0</text:p>
      <text:p text:style-name="P25"/>
      <text:p text:style-name="P25"># Iterate over all the nodes in T</text:p>
      <text:p text:style-name="P25">for n in T.nodes():</text:p>
      <text:p text:style-name="P25"/>
      <text:p text:style-name="P25"><text:s text:c="4"/># Check if the current node is in an open triangle</text:p>
      <text:p text:style-name="P25"><text:s text:c="4"/>if node_in_open_triangle(T, n):</text:p>
      <text:p text:style-name="P25"><text:s text:c="4"/></text:p>
      <text:p text:style-name="P25"><text:s text:c="8"/># Increment num_open_triangles</text:p>
      <text:p text:style-name="P25"><text:s text:c="8"/>num_open_triangles += 1</text:p>
      <text:p text:style-name="P25"><text:s text:c="8"/></text:p>
      <text:p text:style-name="P25">print(num_open_triangles)</text:p>
      <text:p text:style-name="P25"/>
      <text:p text:style-name="P25">&gt;&gt;&gt;&gt;&gt;&gt;&gt;&gt;&gt;&gt;&gt;&gt;&gt;&gt;&gt;&gt;&gt;&gt;&gt;&gt;&gt;&gt;&gt;&gt;&gt;&gt;&gt;&gt;&gt;&gt;&gt;&gt;&gt;&gt;&gt;&gt;&gt;&gt;&gt;&gt;&gt;&gt;&gt;&gt;&gt;&gt;&gt;&gt;&gt;&gt;&gt;&gt;&gt;&gt;&gt;&gt;&gt;&gt;&gt;&gt;&gt;&gt;&gt;&gt;&gt;&gt;&gt;</text:p>
      <text:p text:style-name="P25"/>
      <text:h text:style-name="P15" text:outline-level="1">Finding all maximal cliques of size "n"</text:h>
      <text:p text:style-name="Text_20_body">Now that you've explored triangles (and open triangles), let's move on to the concept of maximal cliques. Maximal cliques are cliques that cannot be extended by adding an adjacent edge, and are a useful property of the graph when finding communities. NetworkX provides a function that allows you to identify the nodes involved in each maximal clique in a graph: <text:span text:style-name="Source_20_Text">nx.find_cliques(G)</text:span>. Play around with the function by using it on <text:span text:style-name="Source_20_Text">T</text:span> in the IPython Shell, and then try answering the exercise.</text:p>
      <text:h text:style-name="Heading_20_5" text:outline-level="5">Instructions</text:h>
      <text:p text:style-name="Text_20_body">100xp</text:p>
      <text:list xml:id="list2484073776640360030" text:style-name="L4">
        <text:list-item>
          <text:p text:style-name="P10">Write a function <text:span text:style-name="Source_20_Text">maximal_cliques()</text:span> that has two parameters - <text:span text:style-name="Source_20_Text">G</text:span> and <text:span text:style-name="Source_20_Text">size</text:span> - and finds all maximal cliques of size <text:span text:style-name="Source_20_Text">n</text:span>.</text:p>
          <text:list>
            <text:list-item>
              <text:p text:style-name="P10">In the <text:span text:style-name="Source_20_Text">for</text:span> loop, iterate over all the cliques in <text:span text:style-name="Source_20_Text">G</text:span> using the <text:span text:style-name="Source_20_Text">nx.find_cliques()</text:span> function. </text:p>
            </text:list-item>
            <text:list-item>
              <text:p text:style-name="P10">If the current clique is of size <text:span text:style-name="Source_20_Text">size</text:span>, append it to the list <text:span text:style-name="Source_20_Text">mcs</text:span>.</text:p>
            </text:list-item>
          </text:list>
        </text:list-item>
        <text:list-item>
          <text:p text:style-name="P4">Use an assert statement and your <text:span text:style-name="Source_20_Text">maximal_cliques()</text:span> function to check that there are <text:span text:style-name="Source_20_Text">33</text:span> maximal cliques of size <text:span text:style-name="Source_20_Text">3</text:span> in the graph <text:span text:style-name="Source_20_Text">T</text:span>. </text:p>
        </text:list-item>
      </text:list>
      <text:p text:style-name="P25"/>
      <text:p text:style-name="P26">SOLUTIONS</text:p>
      <text:p text:style-name="P27"># Define maximal_cliques()</text:p>
      <text:p text:style-name="P27">def maximal_cliques(G, size):</text:p>
      <text:p text:style-name="P27"><text:s text:c="4"/>"""</text:p>
      <text:p text:style-name="P27"><text:s text:c="4"/>Finds all maximal cliques in graph `G` that are of size `size`.</text:p>
      <text:p text:style-name="P27"><text:s text:c="4"/>"""</text:p>
      <text:p text:style-name="P27"><text:s text:c="4"/>mcs = []</text:p>
      <text:p text:style-name="P27"><text:s text:c="4"/>for clique in nx.find_cliques(G):</text:p>
      <text:p text:style-name="P27"><text:s text:c="8"/>if len(clique) == size:</text:p>
      <text:p text:style-name="P27"><text:s text:c="12"/>mcs.append(clique)</text:p>
      <text:p text:style-name="P27"><text:s text:c="4"/>return mcs</text:p>
      <text:p text:style-name="P27"/>
      <text:p text:style-name="P27"><text:soft-page-break/># Check that there are 33 maximal cliques of size 3 in the graph T</text:p>
      <text:p text:style-name="P27">assert len(maximal_cliques(T, 3)) == 33</text:p>
      <text:p text:style-name="P27"/>
      <text:p text:style-name="P28">&gt;&gt;&gt;&gt;&gt;&gt;&gt;&gt;&gt;&gt;&gt;&gt;&gt;&gt;&gt;&gt;&gt;&gt;&gt;&gt;&gt;&gt;&gt;&gt;&gt;&gt;&gt;&gt;&gt;&gt;&gt;&gt;&gt;&gt;&gt;&gt;&gt;&gt;&gt;&gt;&gt;&gt;&gt;&gt;&gt;&gt;&gt;&gt;&gt;&gt;&gt;&gt;&gt;&gt;&gt;&gt;&gt;&gt;&gt;&gt;&gt;&gt;&gt;&gt;&gt;&gt;&gt;</text:p>
      <text:p text:style-name="P28"/>
      <text:p text:style-name="P28"/>
      <text:h text:style-name="P16" text:outline-level="1">Subgraphs I</text:h>
      <text:p text:style-name="Text_20_body">There may be times when you just want to analyze a subset of nodes in a network. To do so, you can copy them out into another graph object using <text:span text:style-name="Source_20_Text">G.subgraph(nodes)</text:span>, which returns a new <text:span text:style-name="Source_20_Text">graph</text:span> object (of the same type as the original graph) that is comprised of the iterable of <text:span text:style-name="Source_20_Text">nodes</text:span> that was passed in.</text:p>
      <text:p text:style-name="Text_20_body"><text:span text:style-name="Source_20_Text">matplotlib.pyplot</text:span> has been imported for you as <text:span text:style-name="Source_20_Text">plt</text:span>.</text:p>
      <text:h text:style-name="Heading_20_5" text:outline-level="5">Instructions</text:h>
      <text:p text:style-name="Text_20_body">100xp</text:p>
      <text:h text:style-name="Heading_20_5" text:outline-level="5">Instructions</text:h>
      <text:p text:style-name="Text_20_body">100xp</text:p>
      <text:list xml:id="list8396642674285257989" text:style-name="L5">
        <text:list-item>
          <text:p text:style-name="P11">Write a function <text:span text:style-name="Source_20_Text">get_nodes_and_nbrs(G, nodes_of_interest)</text:span> that extracts the subgraph from graph <text:span text:style-name="Source_20_Text">G</text:span> comprised of the <text:span text:style-name="Source_20_Text">nodes_of_interest</text:span> and their neighbors.</text:p>
          <text:list>
            <text:list-item>
              <text:p text:style-name="P11">In the first <text:span text:style-name="Source_20_Text">for</text:span> loop, iterate over <text:span text:style-name="Source_20_Text">nodes_of_interest</text:span> and append the current node <text:span text:style-name="Source_20_Text">n</text:span> to <text:span text:style-name="Source_20_Text">nodes_to_draw</text:span>. </text:p>
            </text:list-item>
            <text:list-item>
              <text:p text:style-name="P11">In the second <text:span text:style-name="Source_20_Text">for</text:span> loop, iterate over the neighbors of <text:span text:style-name="Source_20_Text">n</text:span>, and append all the neighbors <text:span text:style-name="Source_20_Text">nbr</text:span> to <text:span text:style-name="Source_20_Text">nodes_to_draw</text:span>.</text:p>
            </text:list-item>
          </text:list>
        </text:list-item>
        <text:list-item>
          <text:p text:style-name="P11">Use the function to extract the subgraph from <text:span text:style-name="Source_20_Text">T</text:span> comprised of nodes 29, 38, and 42 (contained in the pre-defined list <text:span text:style-name="Source_20_Text">nodes_of_interest</text:span>) and their neighbors. Save the result as <text:span text:style-name="Source_20_Text">T_draw</text:span>. </text:p>
        </text:list-item>
        <text:list-item>
          <text:p text:style-name="P5">Draw the subgraph <text:span text:style-name="Source_20_Text">T_draw</text:span> to the screen. </text:p>
        </text:list-item>
      </text:list>
      <text:p text:style-name="P29">SOLUTIONS&gt;</text:p>
      <text:p text:style-name="P29"/>
      <text:p text:style-name="P30">nodes_of_interest = [29, 38, 42] <text:s/># provided.</text:p>
      <text:p text:style-name="P30"/>
      <text:p text:style-name="P30"># Define get_nodes_and_nbrs()</text:p>
      <text:p text:style-name="P30">def get_nodes_and_nbrs(G, nodes_of_interest):</text:p>
      <text:p text:style-name="P30"><text:s text:c="4"/>"""</text:p>
      <text:p text:style-name="P30"><text:s text:c="4"/>Returns a subgraph of the graph `G` with only the `nodes_of_interest` and their neighbors.</text:p>
      <text:p text:style-name="P30"><text:s text:c="4"/>"""</text:p>
      <text:p text:style-name="P30"><text:s text:c="4"/>nodes_to_draw = []</text:p>
      <text:p text:style-name="P30"><text:s text:c="4"/></text:p>
      <text:p text:style-name="P30"><text:s text:c="4"/># Iterate over the nodes of interest</text:p>
      <text:p text:style-name="P30"><text:s text:c="4"/>for n in nodes_of_interest:</text:p>
      <text:p text:style-name="P30"><text:s text:c="4"/></text:p>
      <text:p text:style-name="P30"><text:s text:c="8"/># Append the nodes of interest to nodes_to_draw</text:p>
      <text:p text:style-name="P30"><text:s text:c="8"/>nodes_to_draw.append(n)</text:p>
      <text:p text:style-name="P30"><text:soft-page-break/><text:s text:c="8"/></text:p>
      <text:p text:style-name="P30"><text:s text:c="8"/># Iterate over all the neighbors of node n</text:p>
      <text:p text:style-name="P30"><text:s text:c="8"/>for nbr in G.neighbors(n):</text:p>
      <text:p text:style-name="P30"><text:s text:c="8"/></text:p>
      <text:p text:style-name="P30"><text:s text:c="12"/># Append the neighbors of n to nodes_to_draw</text:p>
      <text:p text:style-name="P30"><text:s text:c="12"/>nodes_to_draw.append(nbr)</text:p>
      <text:p text:style-name="P30"><text:s text:c="12"/></text:p>
      <text:p text:style-name="P30"><text:s text:c="4"/>return G.subgraph(nodes_to_draw)</text:p>
      <text:p text:style-name="P30"/>
      <text:p text:style-name="P30"># Extract the subgraph with the nodes of interest: T_draw</text:p>
      <text:p text:style-name="P30">T_draw = get_nodes_and_nbrs(T, nodes_of_interest)</text:p>
      <text:p text:style-name="P30"/>
      <text:p text:style-name="P30"># Draw the subgraph to the screen</text:p>
      <text:p text:style-name="P30">nx.draw(T_draw)</text:p>
      <text:p text:style-name="P30">plt.show()</text:p>
      <text:p text:style-name="P30"/>
      <text:p text:style-name="P31">&gt;&gt;&gt;&gt;&gt;&gt;&gt;&gt;&gt;&gt;&gt;&gt;&gt;&gt;&gt;&gt;&gt;&gt;&gt;&gt;&gt;&gt;&gt;&gt;&gt;&gt;&gt;&gt;&gt;&gt;&gt;&gt;&gt;&gt;&gt;&gt;&gt;&gt;&gt;&gt;&gt;&gt;&gt;&gt;&gt;&gt;&gt;&gt;&gt;&gt;&gt;&gt;&gt;&gt;&gt;&gt;&gt;&gt;&gt;&gt;&gt;&gt;&gt;&gt;&gt;</text:p>
      <text:p text:style-name="P31"/>
      <text:h text:style-name="P17" text:outline-level="1">Subgraphs II</text:h>
      <text:p text:style-name="Text_20_body">In the previous exercise, we gave you a list of nodes whose neighbors we asked you to extract. </text:p>
      <text:p text:style-name="Text_20_body">Let's try one more exercise in which you extract nodes that have a particular metadata property and their neighbors. This should hark back to what you've learned about using list comprehensions to find nodes. The exercise will also build your capacity to compose functions that you've already written before.</text:p>
      <text:h text:style-name="Heading_20_5" text:outline-level="5">Instructions</text:h>
      <text:p text:style-name="Text_20_body">100xp</text:p>
      <text:h text:style-name="Heading_20_5" text:outline-level="5">Instructions</text:h>
      <text:p text:style-name="Text_20_body">100xp</text:p>
      <text:list xml:id="list8802144898551862222" text:style-name="L6">
        <text:list-item>
          <text:p text:style-name="P12">Using a list comprehension, extract nodes that have the metadata <text:span text:style-name="Source_20_Text">'occupation'</text:span> as <text:span text:style-name="Source_20_Text">'celebrity'</text:span> alongside their neighbors:</text:p>
          <text:list>
            <text:list-item>
              <text:p text:style-name="P12">The <text:span text:style-name="Emphasis">output expression</text:span> of the list comprehension is <text:span text:style-name="Source_20_Text">n</text:span>, and there are two <text:span text:style-name="Emphasis">iterator variables</text:span>: <text:span text:style-name="Source_20_Text">n</text:span> and <text:span text:style-name="Source_20_Text">d</text:span>. The <text:span text:style-name="Emphasis">iterable</text:span> is the list of nodes of <text:span text:style-name="Source_20_Text">T</text:span> (including the metadata, which you can specify using <text:span text:style-name="Source_20_Text">data=True</text:span>) and the conditional expression is if the <text:span text:style-name="Source_20_Text">'occupation'</text:span> key of the metadata dictionary <text:span text:style-name="Source_20_Text">d</text:span> equals <text:span text:style-name="Source_20_Text">'celebrity'</text:span>.</text:p>
            </text:list-item>
          </text:list>
        </text:list-item>
        <text:list-item>
          <text:p text:style-name="P12">Place them in a new subgraph called <text:span text:style-name="Source_20_Text">T_sub</text:span>. To do this:</text:p>
          <text:list>
            <text:list-item>
              <text:p text:style-name="P12">Iterate over the nodes, compute the neighbors of each node, and add them to the set of nodes <text:span text:style-name="Source_20_Text">nodeset</text:span> by using the <text:span text:style-name="Source_20_Text">.union()</text:span> method. This last part has been done for you. </text:p>
            </text:list-item>
            <text:list-item>
              <text:p text:style-name="P12">Use <text:span text:style-name="Source_20_Text">nodeset</text:span> along with the <text:span text:style-name="Source_20_Text">T.subgraph()</text:span> method to calculate <text:span text:style-name="Source_20_Text">T_sub</text:span>.</text:p>
            </text:list-item>
          </text:list>
        </text:list-item>
        <text:list-item>
          <text:p text:style-name="P6">Draw <text:span text:style-name="Source_20_Text">T_sub</text:span> to the screen. </text:p>
        </text:list-item>
      </text:list>
      <text:p text:style-name="P31"/>
      <text:p text:style-name="P32">SOLUTIONS&gt;</text:p>
      <text:p text:style-name="P33"><text:soft-page-break/># Extract the nodes of interest: nodes</text:p>
      <text:p text:style-name="P33">nodes = [n for n, d in T.nodes(data=True) if d['occupation'] == 'celebrity']</text:p>
      <text:p text:style-name="P33"/>
      <text:p text:style-name="P33"># Create the set of nodes: nodeset</text:p>
      <text:p text:style-name="P33">nodeset = set(nodes)</text:p>
      <text:p text:style-name="P33"/>
      <text:p text:style-name="P33"># Iterate over nodes</text:p>
      <text:p text:style-name="P33">for n in nodes:</text:p>
      <text:p text:style-name="P33"/>
      <text:p text:style-name="P33"><text:s text:c="4"/># Compute the neighbors of n: nbrs</text:p>
      <text:p text:style-name="P33"><text:s text:c="4"/>nbrs = T.neighbors(n)</text:p>
      <text:p text:style-name="P33"><text:s text:c="4"/></text:p>
      <text:p text:style-name="P33"><text:s text:c="4"/># Compute the union of nodeset and nbrs: nodeset</text:p>
      <text:p text:style-name="P33"><text:s text:c="4"/>nodeset = nodeset.union(nbrs)</text:p>
      <text:p text:style-name="P33"/>
      <text:p text:style-name="P33"># Compute the subgraph using nodeset: T_sub</text:p>
      <text:p text:style-name="P33">T_sub = T.subgraph(nodeset)</text:p>
      <text:p text:style-name="P33"/>
      <text:p text:style-name="P33"># Draw T_sub to the screen</text:p>
      <text:p text:style-name="P33">nx.draw(T_sub)</text:p>
      <text:p text:style-name="P33">plt.show()</text:p>
      <text:p text:style-name="P33"/>
      <text:p text:style-name="P3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8:37:40.798187946</meta:creation-date>
    <meta:generator>LibreOffice/5.1.6.2$Linux_X86_64 LibreOffice_project/10m0$Build-2</meta:generator>
    <dc:date>2018-03-04T18:46:39.829648379</dc:date>
    <meta:editing-duration>PT8M50S</meta:editing-duration>
    <meta:editing-cycles>17</meta:editing-cycles>
    <meta:document-statistic meta:table-count="0" meta:image-count="0" meta:object-count="0" meta:page-count="7" meta:paragraph-count="203" meta:word-count="1575" meta:character-count="10355" meta:non-whitespace-character-count="8420"/>
  </office:meta>
</office:document-meta>
</file>